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2A0000002623CCD6D04.png" manifest:media-type="image/png"/>
  <manifest:file-entry manifest:full-path="Pictures/10000001000004D4000004A26BF7AC26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52cm" fo:min-width="0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7.311cm" svg:x="1.635cm" svg:y="0.674cm">
          <draw:image xlink:href="Pictures/10000001000004D4000004A26BF7AC26.png" xlink:type="simple" xlink:show="embed" xlink:actuate="onLoad" draw:mime-type="image/png">
            <text:p/>
          </draw:image>
        </draw:frame>
        <draw:frame draw:style-name="gr2" draw:text-style-name="P2" draw:layer="layout" svg:width="9.207cm" svg:height="3.502cm" svg:x="9.573cm" svg:y="1.317cm">
          <draw:text-box>
            <text:p><text:span text:style-name="T1">Not sure how easy to find yellow crocosmia in US. Not classified as invasive in US. +May 4, 2024 -</text:span></text:p>
          </draw:text-box>
        </draw:frame>
        <draw:frame draw:style-name="gr3" draw:text-style-name="P3" draw:layer="layout" svg:width="7.232cm" svg:height="6.565cm" svg:x="1.952cm" svg:y="8.087cm">
          <draw:image xlink:href="Pictures/10000001000002A0000002623CCD6D0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4T19:57:45.478276346</meta:creation-date>
    <meta:generator>LibreOffice/24.2.1.2$MacOSX_AARCH64 LibreOffice_project/db4def46b0453cc22e2d0305797cf981b68ef5ac</meta:generator>
    <dc:date>2024-05-04T20:01:38.440010196</dc:date>
    <meta:editing-duration>PT2M39S</meta:editing-duration>
    <meta:editing-cycles>2</meta:editing-cycles>
    <meta:document-statistic meta:object-count="3"/>
  </office:meta>
</office:document-meta>
</file>